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4"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5" style:family="paragraph" style:parent-style-name="Standard">
      <style:text-properties officeooo:rsid="001430d3" officeooo:paragraph-rsid="00158cb7"/>
    </style:style>
    <style:style style:name="P6" style:family="paragraph" style:parent-style-name="Standard">
      <style:text-properties style:text-underline-style="none" officeooo:rsid="0014f722" officeooo:paragraph-rsid="0014f722"/>
    </style:style>
    <style:style style:name="P7" style:family="paragraph" style:parent-style-name="Standard">
      <style:text-properties style:text-underline-style="none" officeooo:rsid="00171980" officeooo:paragraph-rsid="00171980"/>
    </style:style>
    <style:style style:name="P8" style:family="paragraph" style:parent-style-name="Standard">
      <style:text-properties style:text-underline-style="none" officeooo:rsid="00195a44" officeooo:paragraph-rsid="00195a44"/>
    </style:style>
    <style:style style:name="P9" style:family="paragraph" style:parent-style-name="Standard">
      <style:text-properties style:text-underline-style="none" officeooo:rsid="001acbbb" officeooo:paragraph-rsid="001b4106"/>
    </style:style>
    <style:style style:name="P10" style:family="paragraph" style:parent-style-name="Standard">
      <style:text-properties style:text-underline-style="none" officeooo:rsid="001be86d" officeooo:paragraph-rsid="001be86d"/>
    </style:style>
    <style:style style:name="P11" style:family="paragraph" style:parent-style-name="Standard">
      <style:text-properties style:text-underline-style="none" officeooo:rsid="001c23d8" officeooo:paragraph-rsid="001e17ab"/>
    </style:style>
    <style:style style:name="P12" style:family="paragraph" style:parent-style-name="Standard">
      <style:text-properties style:text-underline-style="none" officeooo:rsid="001f0cc0" officeooo:paragraph-rsid="001f0cc0"/>
    </style:style>
    <style:style style:name="P13" style:family="paragraph" style:parent-style-name="Standard">
      <style:text-properties style:text-underline-style="none" officeooo:rsid="00218ac4" officeooo:paragraph-rsid="00218ac4"/>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umen de la 3º clase “Herramientas y temáticas <text:span text:style-name="T1">actuales </text:span>de Data Warehouses y OLAP”.</text:p>
      <text:p text:style-name="P3"/>
      <text:p text:style-name="P3">Modelo conceptual del DW:</text:p>
      <text:p text:style-name="P4">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7">Un <text:span text:style-name="T2">esquema</text:span> se compone de un conjunto de dimensiones y de un conjunto de hechos.</text:p>
      <text:p text:style-name="P7">Una <text:span text:style-name="T2">dimensión</text:span> se compone de un nivel o una o más jerarquías.</text:p>
      <text:p text:style-name="P7">Una <text:span text:style-name="T2">jerarquía</text:span> está a su vez compuesto por un conjunto de niveles.</text:p>
      <text:p text:style-name="P8">Un <text:span text:style-name="T2">nivel</text:span> es análogo a una entidad en el modelo ER. En él se describe una serie de conceptos del mundo real que, desde la perspectiva de la aplicación, tienen características similares.</text:p>
      <text:p text:style-name="P8">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9">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10">Un hecho puede contener atributos llamados <text:span text:style-name="T2">medidas</text:span>. Estos contienen datos (usualmente numéricos), que son analizados mediante las diversas perspectivas representadas por las dimensiones.</text:p>
      <text:p text:style-name="P11">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11"><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12">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13">Una dimensión puede contener varias jerarquías, cada uno expresa un criterio particular utilizado <text:soft-page-break/>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3T19:49:08.733865050</dc:date>
    <meta:editing-duration>PT2H42M10S</meta:editing-duration>
    <meta:editing-cycles>13</meta:editing-cycles>
    <meta:generator>LibreOffice/4.1.3.2$Linux_X86_64 LibreOffice_project/410m0$Build-2</meta:generator>
    <meta:document-statistic meta:table-count="0" meta:image-count="0" meta:object-count="0" meta:page-count="2" meta:paragraph-count="18" meta:word-count="701" meta:character-count="4407" meta:non-whitespace-character-count="3721"/>
  </office:meta>
</office:document-meta>
</file>